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ESP8266 Thing - Dev Board (with Headers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WRL-13804</text:p>
          </table:table-cell>
          <table:table-cell table:style-name="ce8" office:value-type="currency" office:currency="USD" office:value="16.5" calcext:value-type="currency">
            <text:p>$16.50</text:p>
          </table:table-cell>
          <table:table-cell table:style-name="ce8" table:formula="of:=[.A4]*[.E4]" office:value-type="currency" office:currency="USD" office:value="16.5" calcext:value-type="currency">
            <text:p>$16.50</text:p>
          </table:table-cell>
          <table:table-cell office:value-type="string" calcext:value-type="string">
            <text:p><text:a xlink:href="https://www.sparkfun.com/products/13804" xlink:type="simple">https://www.sparkfun.com/products/13804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5]*[.E5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both the ESP8266 and the stepper motor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BYJ-48 12V unipolar stepper motor, 5mm flattened shaft</text:p>
          </table:table-cell>
          <table:table-cell table:style-name="ce3" office:value-type="string" calcext:value-type="string">
            <text:p>Adafruit</text:p>
          </table:table-cell>
          <table:table-cell table:style-name="ce7" office:value-type="string" calcext:value-type="string">
            <text:p>28BYJ-48 12V</text:p>
          </table:table-cell>
          <table:table-cell table:style-name="ce8" office:value-type="currency" office:currency="USD" office:value="4.95" calcext:value-type="currency">
            <text:p>$4.95</text:p>
          </table:table-cell>
          <table:table-cell table:style-name="ce8" table:formula="of:=[.A6]*[.E6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://www.adafruit.com/products/918" xlink:type="simple">http://www.adafruit.com/products/918</text:a></text:p>
          </table:table-cell>
          <table:table-cell office:value-type="string" calcext:value-type="string">
            <text:p>To rotate the wheel of lunar images. <text:s/>Note: other motors with the same part number and voltage have different specifications (steps per revolution, resistance)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7]*[.E7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8]*[.E8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, 10mm gap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09299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9]*[.E9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9299" xlink:type="simple">https://www.sparkfun.com/products/9299</text:a></text:p>
          </table:table-cell>
          <table:table-cell office:value-type="string" calcext:value-type="string">
            <text:p>The lunar wheel slot is design to fit this part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 breakout boar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09322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0]*[.E10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9322" xlink:type="simple">https://www.sparkfun.com/products/9322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sistor, 220ohm, 1/4watt, 5%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1]*[.E11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XXX tally up when you count parts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2]*[.E12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3]*[.E1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7]*[.E1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8]*[.E18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for the stepper motor connections; 3 for the photo-interrupter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19]*[.E19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20]*[.E20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esistor, 1Kohm, 1/4 watt, 5%</text:p>
          </table:table-cell>
          <table:table-cell table:style-name="ce3"/>
          <table:table-cell table:style-name="ce7"/>
          <table:table-cell table:style-name="ce8" table:number-columns-repeated="2"/>
          <table:table-cell/>
          <table:table-cell office:value-type="string" calcext:value-type="string">
            <text:p>For steppper control XXX tally up when you count parts.</text:p>
          </table:table-cell>
          <table:table-cell table:style-name="ce3" table:number-columns-repeated="1016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pacitor, 1000uF, 25V, radial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3-5913-1-ND</text:p>
          </table:table-cell>
          <table:table-cell table:style-name="ce8" office:value-type="currency" office:currency="USD" office:value="0.514" calcext:value-type="currency">
            <text:p>$0.51</text:p>
          </table:table-cell>
          <table:table-cell table:style-name="ce8" table:formula="of:=[.A22]*[.E22]" office:value-type="currency" office:currency="USD" office:value="0.514" calcext:value-type="currency">
            <text:p>$0.51</text:p>
          </table:table-cell>
          <table:table-cell/>
          <table:table-cell office:value-type="string" calcext:value-type="string">
            <text:p>To smooth the mA demand of the stepper motor. Buy at least 10 because you'll need them for other projects.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ser cut wheel of lunar images</text:p>
          </table:table-cell>
          <table:table-cell table:style-name="ce3" office:value-type="string" calcext:value-type="string">
            <text:p>Ponoko</text:p>
          </table:table-cell>
          <table:table-cell table:style-name="ce7" office:value-type="string" calcext:value-type="string">
            <text:p>My custom design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23]*[.E23]" office:value-type="currency" office:currency="USD" office:value="30" calcext:value-type="currency">
            <text:p>$30.00</text:p>
          </table:table-cell>
          <table:table-cell office:value-type="string" calcext:value-type="string">
            <text:p>See LunarWheel.svg</text:p>
          </table:table-cell>
          <table:table-cell office:value-type="string" calcext:value-type="string">
            <text:p>XXX update the price when you do the final wheel and other parts that fit on that board. Give material as well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: Molex connectors, etc.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4]*[.E24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4])" office:value-type="currency" office:currency="USD" office:value="95.164" calcext:value-type="currency">
            <text:p>$95.16</text:p>
          </table:table-cell>
          <table:table-cell table:number-columns-repeated="2"/>
          <table:table-cell table:style-name="ce3" table:number-columns-repeated="1016"/>
        </table:table-row>
        <table:table-row table:style-name="ro3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3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1:25:53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5M46S</meta:editing-duration>
    <meta:editing-cycles>66</meta:editing-cycles>
    <meta:generator>LibreOffice/5.3.4.2$Windows_X86_64 LibreOffice_project/f82d347ccc0be322489bf7da61d7e4ad13fe2ff3</meta:generator>
    <dc:date>2017-09-05T11:48:00.876000000</dc:date>
    <meta:document-statistic meta:table-count="1" meta:cell-count="162" meta:object-count="0"/>
    <meta:user-defined meta:name="Info 1"/>
    <meta:user-defined meta:name="Info 2"/>
    <meta:user-defined meta:name="Info 3"/>
    <meta:user-defined meta:name="Info 4"/>
  </office:meta>
</office:document-meta>
</file>